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1.192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1.831cm"/>
    </style:style>
    <style:style style:name="co9" style:family="table-column">
      <style:table-column-properties fo:break-before="auto" style:column-width="1.97cm"/>
    </style:style>
    <style:style style:name="co10" style:family="table-column">
      <style:table-column-properties fo:break-before="auto" style:column-width="2.558cm"/>
    </style:style>
    <style:style style:name="co11" style:family="table-column">
      <style:table-column-properties fo:break-before="auto" style:column-width="5.49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4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1011" table:default-cell-style-name="Excel_20_Built-in_20_Normal"/>
        <table:table-row table:style-name="ro1">
          <table:table-cell table:style-name="ce1" office:value-type="string">
            <text:p>LVL</text:p>
          </table:table-cell>
          <table:table-cell table:style-name="ce1" office:value-type="string">
            <text:p>EXP</text:p>
          </table:table-cell>
          <table:table-cell table:style-name="ce2" table:number-columns-repeated="2"/>
          <table:table-cell table:style-name="ce3" office:value-type="string">
            <text:p>LVL</text:p>
          </table:table-cell>
          <table:table-cell table:style-name="ce4" office:value-type="float" office:value="5">
            <text:p>5</text:p>
          </table:table-cell>
          <table:table-cell table:number-columns-repeated="2"/>
          <table:table-cell table:style-name="ce3" office:value-type="string">
            <text:p>Секунд в дне</text:p>
          </table:table-cell>
          <table:table-cell table:formula="of:=60*60*24" office:value-type="float" office:value="86400">
            <text:p>86400</text:p>
          </table:table-cell>
          <table:table-cell table:style-name="Default" table:number-columns-repeated="4"/>
          <table:table-cell table:style-name="ce6"/>
          <table:table-cell table:number-columns-repeated="1009"/>
        </table:table-row>
        <table:table-row table:style-name="ro1">
          <table:table-cell office:value-type="float" office:value="1">
            <text:p>1</text:p>
          </table:table-cell>
          <table:table-cell table:formula="of:=POWER([.A2];2)*150" office:value-type="float" office:value="150">
            <text:p>150</text:p>
          </table:table-cell>
          <table:table-cell table:style-name="ce2" table:number-columns-repeated="2"/>
          <table:table-cell/>
          <table:table-cell table:style-name="Default"/>
          <table:table-cell table:number-columns-repeated="8"/>
          <table:table-cell table:style-name="ce6"/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table:formula="of:=POWER([.A3];2)*150" office:value-type="float" office:value="600">
            <text:p>600</text:p>
          </table:table-cell>
          <table:table-cell table:style-name="ce2" table:number-columns-repeated="2"/>
          <table:table-cell table:style-name="ce3" office:value-type="string">
            <text:p>ST</text:p>
          </table:table-cell>
          <table:table-cell table:style-name="ce4" office:value-type="float" office:value="2">
            <text:p>2</text:p>
          </table:table-cell>
          <table:table-cell table:number-columns-repeated="6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table:formula="of:=POWER([.A4];2)*150" office:value-type="float" office:value="1350">
            <text:p>1350</text:p>
          </table:table-cell>
          <table:table-cell table:style-name="ce2" table:number-columns-repeated="2"/>
          <table:table-cell table:style-name="ce3" office:value-type="string">
            <text:p>DX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4">
            <text:p>4</text:p>
          </table:table-cell>
          <table:table-cell table:formula="of:=POWER([.A5];2)*150" office:value-type="float" office:value="2400">
            <text:p>2400</text:p>
          </table:table-cell>
          <table:table-cell table:style-name="ce2" table:number-columns-repeated="2"/>
          <table:table-cell table:style-name="ce3" office:value-type="string">
            <text:p>IN</text:p>
          </table:table-cell>
          <table:table-cell table:style-name="ce4" office:value-type="float" office:value="5">
            <text:p>5</text:p>
          </table:table-cell>
          <table:table-cell table:number-columns-repeated="2"/>
          <table:table-cell table:style-name="Default" table:number-columns-repeated="2"/>
          <table:table-cell table:style-name="ce2" office:value-type="string">
            <text:p>SKL</text:p>
          </table:table-cell>
          <table:table-cell table:style-name="ce2" office:value-type="string">
            <text:p>sp</text:p>
          </table:table-cell>
          <table:table-cell table:style-name="ce6" office:value-type="string">
            <text:p>Количество дней на прокачку</text:p>
          </table:table-cell>
          <table:table-cell table:style-name="ce5"/>
          <table:table-cell table:style-name="ce6"/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table:formula="of:=POWER([.A6];2)*150" office:value-type="float" office:value="3750">
            <text:p>3750</text:p>
          </table:table-cell>
          <table:table-cell table:style-name="ce2" table:number-columns-repeated="2"/>
          <table:table-cell table:number-columns-repeated="4"/>
          <table:table-cell table:style-name="Default" table:number-columns-repeated="2"/>
          <table:table-cell office:value-type="float" office:value="100">
            <text:p>100</text:p>
          </table:table-cell>
          <table:table-cell table:formula="of:=([.F3]/30+[.F4]/60+[.F7]/100)/10000" office:value-type="float" office:value="0.000153333333333333">
            <text:p>0,0001533333</text:p>
          </table:table-cell>
          <table:table-cell table:style-name="ce7" table:formula="of:=[.K6]/([.$L$6]*[.$J$1])" office:value-type="float" office:value="7.54830917874396">
            <text:p>7,5</text:p>
          </table:table-cell>
          <table:table-cell table:style-name="ce5"/>
          <table:table-cell table:style-name="ce6"/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table:formula="of:=POWER([.A7];2)*150" office:value-type="float" office:value="5400">
            <text:p>5400</text:p>
          </table:table-cell>
          <table:table-cell table:style-name="ce2" table:number-columns-repeated="2"/>
          <table:table-cell table:style-name="ce3" office:value-type="string">
            <text:p>SQ</text:p>
          </table:table-cell>
          <table:table-cell table:style-name="ce4" office:value-type="float" office:value="145">
            <text:p>145</text:p>
          </table:table-cell>
          <table:table-cell table:number-columns-repeated="3"/>
          <table:table-cell table:style-name="ce3"/>
          <table:table-cell/>
          <table:table-cell table:style-name="ce5"/>
          <table:table-cell table:style-name="ce6"/>
          <table:table-cell table:style-name="ce5"/>
          <table:table-cell table:style-name="ce6"/>
          <table:table-cell table:number-columns-repeated="1009"/>
        </table:table-row>
        <table:table-row table:style-name="ro1">
          <table:table-cell office:value-type="float" office:value="7">
            <text:p>7</text:p>
          </table:table-cell>
          <table:table-cell table:formula="of:=POWER([.A8];2)*150" office:value-type="float" office:value="7350">
            <text:p>7350</text:p>
          </table:table-cell>
          <table:table-cell table:style-name="ce2" table:number-columns-repeated="2"/>
          <table:table-cell table:number-columns-repeated="5"/>
          <table:table-cell table:style-name="ce3"/>
          <table:table-cell/>
          <table:table-cell table:style-name="ce5"/>
          <table:table-cell table:style-name="ce6"/>
          <table:table-cell table:style-name="ce5"/>
          <table:table-cell table:style-name="ce6"/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table:formula="of:=POWER([.A9];2)*150" office:value-type="float" office:value="9600">
            <text:p>9600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table:formula="of:=POWER([.A10];2)*150" office:value-type="float" office:value="12150">
            <text:p>12150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table:formula="of:=POWER([.A11];2)*150" office:value-type="float" office:value="15000">
            <text:p>15000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009"/>
        </table:table-row>
        <table:table-row table:style-name="ro1">
          <table:table-cell office:value-type="float" office:value="11">
            <text:p>11</text:p>
          </table:table-cell>
          <table:table-cell table:formula="of:=POWER([.A12];2)*150" office:value-type="float" office:value="18150">
            <text:p>18150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009"/>
        </table:table-row>
        <table:table-row table:style-name="ro1">
          <table:table-cell office:value-type="float" office:value="12">
            <text:p>12</text:p>
          </table:table-cell>
          <table:table-cell table:formula="of:=POWER([.A13];2)*150" office:value-type="float" office:value="21600">
            <text:p>21600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formula="of:=POWER([.A14];2)*150" office:value-type="float" office:value="25350">
            <text:p>25350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formula="of:=POWER([.A15];2)*150" office:value-type="float" office:value="29400">
            <text:p>29400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formula="of:=POWER([.A16];2)*150" office:value-type="float" office:value="33750">
            <text:p>33750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formula="of:=POWER([.A17];2)*150" office:value-type="float" office:value="38400">
            <text:p>38400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formula="of:=POWER([.A18];2)*150" office:value-type="float" office:value="43350">
            <text:p>433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table:formula="of:=POWER([.A19];2)*150" office:value-type="float" office:value="48600">
            <text:p>486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table:formula="of:=POWER([.A20];2)*150" office:value-type="float" office:value="54150">
            <text:p>54150</text:p>
          </table:table-cell>
          <table:table-cell table:style-name="Default" table:number-columns-repeated="6"/>
          <table:table-cell table:style-name="ce4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formula="of:=POWER([.A21];2)*150" office:value-type="float" office:value="60000">
            <text:p>600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table:formula="of:=POWER([.A22];2)*150" office:value-type="float" office:value="66150">
            <text:p>661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table:formula="of:=POWER([.A23];2)*150" office:value-type="float" office:value="72600">
            <text:p>726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table:formula="of:=POWER([.A24];2)*150" office:value-type="float" office:value="79350">
            <text:p>793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formula="of:=POWER([.A25];2)*150" office:value-type="float" office:value="86400">
            <text:p>864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formula="of:=POWER([.A26];2)*150" office:value-type="float" office:value="93750">
            <text:p>937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table:formula="of:=POWER([.A27];2)*150" office:value-type="float" office:value="101400">
            <text:p>1014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table:formula="of:=POWER([.A28];2)*150" office:value-type="float" office:value="109350">
            <text:p>1093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table:formula="of:=POWER([.A29];2)*150" office:value-type="float" office:value="117600">
            <text:p>1176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table:formula="of:=POWER([.A30];2)*150" office:value-type="float" office:value="126150">
            <text:p>1261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table:formula="of:=POWER([.A31];2)*150" office:value-type="float" office:value="135000">
            <text:p>1350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table:formula="of:=POWER([.A32];2)*150" office:value-type="float" office:value="144150">
            <text:p>1441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table:formula="of:=POWER([.A33];2)*150" office:value-type="float" office:value="153600">
            <text:p>1536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table:formula="of:=POWER([.A34];2)*150" office:value-type="float" office:value="163350">
            <text:p>1633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table:formula="of:=POWER([.A35];2)*150" office:value-type="float" office:value="173400">
            <text:p>1734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table:formula="of:=POWER([.A36];2)*150" office:value-type="float" office:value="183750">
            <text:p>1837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table:formula="of:=POWER([.A37];2)*150" office:value-type="float" office:value="194400">
            <text:p>1944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table:formula="of:=POWER([.A38];2)*150" office:value-type="float" office:value="205350">
            <text:p>2053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table:formula="of:=POWER([.A39];2)*150" office:value-type="float" office:value="216600">
            <text:p>2166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table:formula="of:=POWER([.A40];2)*150" office:value-type="float" office:value="228150">
            <text:p>2281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table:formula="of:=POWER([.A41];2)*150" office:value-type="float" office:value="240000">
            <text:p>2400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table:formula="of:=POWER([.A42];2)*150" office:value-type="float" office:value="252150">
            <text:p>2521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table:formula="of:=POWER([.A43];2)*150" office:value-type="float" office:value="264600">
            <text:p>2646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table:formula="of:=POWER([.A44];2)*150" office:value-type="float" office:value="277350">
            <text:p>2773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table:formula="of:=POWER([.A45];2)*150" office:value-type="float" office:value="290400">
            <text:p>2904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table:formula="of:=POWER([.A46];2)*150" office:value-type="float" office:value="303750">
            <text:p>3037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table:formula="of:=POWER([.A47];2)*150" office:value-type="float" office:value="317400">
            <text:p>3174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table:formula="of:=POWER([.A48];2)*150" office:value-type="float" office:value="331350">
            <text:p>3313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table:formula="of:=POWER([.A49];2)*150" office:value-type="float" office:value="345600">
            <text:p>3456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table:formula="of:=POWER([.A50];2)*150" office:value-type="float" office:value="360150">
            <text:p>3601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table:formula="of:=POWER([.A51];2)*150" office:value-type="float" office:value="375000">
            <text:p>3750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51">
            <text:p>51</text:p>
          </table:table-cell>
          <table:table-cell table:formula="of:=POWER([.A52];2)*150" office:value-type="float" office:value="390150">
            <text:p>3901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52">
            <text:p>52</text:p>
          </table:table-cell>
          <table:table-cell table:formula="of:=POWER([.A53];2)*150" office:value-type="float" office:value="405600">
            <text:p>4056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 table:formula="of:=POWER([.A54];2)*150" office:value-type="float" office:value="421350">
            <text:p>4213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54">
            <text:p>54</text:p>
          </table:table-cell>
          <table:table-cell table:formula="of:=POWER([.A55];2)*150" office:value-type="float" office:value="437400">
            <text:p>4374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55">
            <text:p>55</text:p>
          </table:table-cell>
          <table:table-cell table:formula="of:=POWER([.A56];2)*150" office:value-type="float" office:value="453750">
            <text:p>4537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56">
            <text:p>56</text:p>
          </table:table-cell>
          <table:table-cell table:formula="of:=POWER([.A57];2)*150" office:value-type="float" office:value="470400">
            <text:p>4704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table-cell table:formula="of:=POWER([.A58];2)*150" office:value-type="float" office:value="487350">
            <text:p>4873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58">
            <text:p>58</text:p>
          </table:table-cell>
          <table:table-cell table:formula="of:=POWER([.A59];2)*150" office:value-type="float" office:value="504600">
            <text:p>5046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 table:formula="of:=POWER([.A60];2)*150" office:value-type="float" office:value="522150">
            <text:p>5221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table:formula="of:=POWER([.A61];2)*150" office:value-type="float" office:value="540000">
            <text:p>5400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table:formula="of:=POWER([.A62];2)*150" office:value-type="float" office:value="558150">
            <text:p>5581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62">
            <text:p>62</text:p>
          </table:table-cell>
          <table:table-cell table:formula="of:=POWER([.A63];2)*150" office:value-type="float" office:value="576600">
            <text:p>5766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63">
            <text:p>63</text:p>
          </table:table-cell>
          <table:table-cell table:formula="of:=POWER([.A64];2)*150" office:value-type="float" office:value="595350">
            <text:p>5953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table:formula="of:=POWER([.A65];2)*150" office:value-type="float" office:value="614400">
            <text:p>6144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table:formula="of:=POWER([.A66];2)*150" office:value-type="float" office:value="633750">
            <text:p>6337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table:formula="of:=POWER([.A67];2)*150" office:value-type="float" office:value="653400">
            <text:p>6534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table:formula="of:=POWER([.A68];2)*150" office:value-type="float" office:value="673350">
            <text:p>6733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table:formula="of:=POWER([.A69];2)*150" office:value-type="float" office:value="693600">
            <text:p>6936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table:formula="of:=POWER([.A70];2)*150" office:value-type="float" office:value="714150">
            <text:p>7141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table:formula="of:=POWER([.A71];2)*150" office:value-type="float" office:value="735000">
            <text:p>7350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table:formula="of:=POWER([.A72];2)*150" office:value-type="float" office:value="756150">
            <text:p>7561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72">
            <text:p>72</text:p>
          </table:table-cell>
          <table:table-cell table:formula="of:=POWER([.A73];2)*150" office:value-type="float" office:value="777600">
            <text:p>7776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73">
            <text:p>73</text:p>
          </table:table-cell>
          <table:table-cell table:formula="of:=POWER([.A74];2)*150" office:value-type="float" office:value="799350">
            <text:p>7993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74">
            <text:p>74</text:p>
          </table:table-cell>
          <table:table-cell table:formula="of:=POWER([.A75];2)*150" office:value-type="float" office:value="821400">
            <text:p>8214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table-cell table:formula="of:=POWER([.A76];2)*150" office:value-type="float" office:value="843750">
            <text:p>8437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76">
            <text:p>76</text:p>
          </table:table-cell>
          <table:table-cell table:formula="of:=POWER([.A77];2)*150" office:value-type="float" office:value="866400">
            <text:p>8664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table-cell table:formula="of:=POWER([.A78];2)*150" office:value-type="float" office:value="889350">
            <text:p>8893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78">
            <text:p>78</text:p>
          </table:table-cell>
          <table:table-cell table:formula="of:=POWER([.A79];2)*150" office:value-type="float" office:value="912600">
            <text:p>9126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79">
            <text:p>79</text:p>
          </table:table-cell>
          <table:table-cell table:formula="of:=POWER([.A80];2)*150" office:value-type="float" office:value="936150">
            <text:p>9361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table:formula="of:=POWER([.A81];2)*150" office:value-type="float" office:value="960000">
            <text:p>9600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81">
            <text:p>81</text:p>
          </table:table-cell>
          <table:table-cell table:formula="of:=POWER([.A82];2)*150" office:value-type="float" office:value="984150">
            <text:p>9841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82">
            <text:p>82</text:p>
          </table:table-cell>
          <table:table-cell table:formula="of:=POWER([.A83];2)*150" office:value-type="float" office:value="1008600">
            <text:p>10086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83">
            <text:p>83</text:p>
          </table:table-cell>
          <table:table-cell table:formula="of:=POWER([.A84];2)*150" office:value-type="float" office:value="1033350">
            <text:p>10333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84">
            <text:p>84</text:p>
          </table:table-cell>
          <table:table-cell table:formula="of:=POWER([.A85];2)*150" office:value-type="float" office:value="1058400">
            <text:p>10584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table-cell table:formula="of:=POWER([.A86];2)*150" office:value-type="float" office:value="1083750">
            <text:p>10837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table-cell table:formula="of:=POWER([.A87];2)*150" office:value-type="float" office:value="1109400">
            <text:p>11094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87">
            <text:p>87</text:p>
          </table:table-cell>
          <table:table-cell table:formula="of:=POWER([.A88];2)*150" office:value-type="float" office:value="1135350">
            <text:p>11353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88">
            <text:p>88</text:p>
          </table:table-cell>
          <table:table-cell table:formula="of:=POWER([.A89];2)*150" office:value-type="float" office:value="1161600">
            <text:p>11616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89">
            <text:p>89</text:p>
          </table:table-cell>
          <table:table-cell table:formula="of:=POWER([.A90];2)*150" office:value-type="float" office:value="1188150">
            <text:p>11881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table:formula="of:=POWER([.A91];2)*150" office:value-type="float" office:value="1215000">
            <text:p>12150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91">
            <text:p>91</text:p>
          </table:table-cell>
          <table:table-cell table:formula="of:=POWER([.A92];2)*150" office:value-type="float" office:value="1242150">
            <text:p>12421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92">
            <text:p>92</text:p>
          </table:table-cell>
          <table:table-cell table:formula="of:=POWER([.A93];2)*150" office:value-type="float" office:value="1269600">
            <text:p>12696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93">
            <text:p>93</text:p>
          </table:table-cell>
          <table:table-cell table:formula="of:=POWER([.A94];2)*150" office:value-type="float" office:value="1297350">
            <text:p>12973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94">
            <text:p>94</text:p>
          </table:table-cell>
          <table:table-cell table:formula="of:=POWER([.A95];2)*150" office:value-type="float" office:value="1325400">
            <text:p>13254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95">
            <text:p>95</text:p>
          </table:table-cell>
          <table:table-cell table:formula="of:=POWER([.A96];2)*150" office:value-type="float" office:value="1353750">
            <text:p>13537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96">
            <text:p>96</text:p>
          </table:table-cell>
          <table:table-cell table:formula="of:=POWER([.A97];2)*150" office:value-type="float" office:value="1382400">
            <text:p>13824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97">
            <text:p>97</text:p>
          </table:table-cell>
          <table:table-cell table:formula="of:=POWER([.A98];2)*150" office:value-type="float" office:value="1411350">
            <text:p>14113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98">
            <text:p>98</text:p>
          </table:table-cell>
          <table:table-cell table:formula="of:=POWER([.A99];2)*150" office:value-type="float" office:value="1440600">
            <text:p>14406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99">
            <text:p>99</text:p>
          </table:table-cell>
          <table:table-cell table:formula="of:=POWER([.A100];2)*150" office:value-type="float" office:value="1470150">
            <text:p>147015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float" office:value="100">
            <text:p>100</text:p>
          </table:table-cell>
          <table:table-cell table:formula="of:=POWER([.A101];2)*150" office:value-type="float" office:value="1500000">
            <text:p>1500000</text:p>
          </table:table-cell>
          <table:table-cell table:style-name="Default" table:number-columns-repeated="6"/>
          <table:table-cell table:number-columns-repeated="1016"/>
        </table:table-row>
        <table:table-row table:style-name="ro1" table:number-rows-repeated="8">
          <table:table-cell table:style-name="Default" table:number-columns-repeated="8"/>
          <table:table-cell table:number-columns-repeated="1016"/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016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4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107">
      <number:number number:decimal-places="1"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number:number-style style:name="N8129" number:language="ru" number:country="RU">
      <number:number number:decimal-places="9" number:min-integer-digits="1"/>
    </number:number-style>
    <number:number-style style:name="N8130" number:language="ru" number:country="RU">
      <number:number number:decimal-places="8" number:min-integer-digits="1"/>
    </number:number-style>
    <number:number-style style:name="N8131" number:language="ru" number:country="RU">
      <number:number number:decimal-places="10" number:min-integer-digits="1"/>
    </number:number-style>
    <number:number-style style:name="N8132" number:language="ru" number:country="RU">
      <number:number number:decimal-places="11" number:min-integer-digits="1"/>
    </number:number-style>
    <number:number-style style:name="N8133" number:language="ru" number:country="RU">
      <number:number number:decimal-places="12" number:min-integer-digits="1"/>
    </number:number-style>
    <number:number-style style:name="N8134" number:language="ru" number:country="RU">
      <number:number number:decimal-places="13" number:min-integer-digits="1"/>
    </number:number-style>
    <number:number-style style:name="N8135" number:language="ru" number:country="RU">
      <number:number number:decimal-places="14" number:min-integer-digits="1"/>
    </number:number-style>
    <number:number-style style:name="N8136" number:language="ru" number:country="RU">
      <number:number number:decimal-places="1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7.05.2014</text:date>, <text:time>21:56:0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7T21:56:06.33</dc:date>
    <meta:generator>OpenOffice/4.0.1$Win32 OpenOffice.org_project/401m5$Build-9714</meta:generator>
    <meta:editing-duration>PT2H1M28S</meta:editing-duration>
    <meta:editing-cycles>3</meta:editing-cycles>
    <meta:document-statistic meta:table-count="3" meta:cell-count="220" meta:object-count="0"/>
  </office:meta>
</office:document-meta>
</file>